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900000012CD25625A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2" draw:id="id2" draw:layer="layout" svg:width="4.5cm" svg:height="4cm" svg:x="8.9cm" svg:y="7.2cm">
          <text:p text:style-name="P1">Immob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cm" svg:height="2.8cm" svg:x="2.2cm" svg:y="7.8cm">
          <text:p text:style-name="P1">Contratt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6cm" svg:height="2.8cm" svg:x="15.3cm" svg:y="7.8cm">
          <text:p text:style-name="P1">Zona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cm" svg:height="2.4cm" svg:x="8.9cm" svg:y="14.5cm">
          <text:p text:style-name="P1">Fot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15cm" svg:y1="14.5cm" svg:x2="11.15cm" svg:y2="11.2cm" draw:start-shape="id1" draw:start-glue-point="0" draw:end-shape="id2" draw:end-glue-point="2" svg:d="m11150 14500v-3300" svg:viewBox="0 0 1 3301">
          <text:p/>
        </draw:connector>
        <draw:connector draw:style-name="gr2" draw:text-style-name="P1" draw:layer="layout" draw:type="line" svg:x1="6.8cm" svg:y1="9.2cm" svg:x2="8.9cm" svg:y2="9.2cm" draw:start-shape="id3" draw:start-glue-point="1" draw:end-shape="id2" draw:end-glue-point="3" svg:d="m6800 9200h2100" svg:viewBox="0 0 2101 1">
          <text:p/>
        </draw:connector>
        <draw:connector draw:style-name="gr2" draw:text-style-name="P1" draw:layer="layout" svg:x1="15.3cm" svg:y1="9.2cm" svg:x2="13.4cm" svg:y2="9.2cm" draw:start-shape="id4" draw:start-glue-point="3" draw:end-shape="id2" draw:end-glue-point="1" svg:d="m15300 9200h-1900" svg:viewBox="0 0 1901 1">
          <text:p/>
        </draw:connector>
        <draw:line draw:style-name="gr3" draw:text-style-name="P1" draw:layer="layout" svg:x1="13.4cm" svg:y1="14.8cm" svg:x2="14.5cm" svg:y2="13.9cm">
          <text:p/>
        </draw:line>
        <draw:frame draw:style-name="gr4" draw:layer="layout" svg:width="1.205cm" svg:height="0.962cm" svg:x="14.395cm" svg:y="13.3cm">
          <draw:text-box>
            <text:p>url</text:p>
          </draw:text-box>
        </draw:frame>
        <draw:line draw:style-name="gr3" draw:text-style-name="P1" draw:layer="layout" svg:x1="12.6cm" svg:y1="11.3cm" svg:x2="13.2cm" svg:y2="11.9cm">
          <text:p/>
        </draw:line>
        <draw:frame draw:style-name="gr4" draw:layer="layout" svg:width="2.018cm" svg:height="0.962cm" svg:x="13.082cm" svg:y="11.238cm">
          <draw:text-box>
            <text:p>costo</text:p>
          </draw:text-box>
        </draw:frame>
        <draw:frame draw:style-name="gr5" draw:layer="layout" svg:width="3.8cm" svg:height="1.05cm" svg:x="3.9cm" svg:y="10.8cm">
          <draw:text-box>
            <text:p>descrizione</text:p>
          </draw:text-box>
        </draw:frame>
        <draw:line draw:style-name="gr3" draw:text-style-name="P1" draw:layer="layout" svg:x1="3.5cm" svg:y1="10.7cm" svg:x2="4.1cm" svg:y2="11.5cm">
          <text:p/>
        </draw:line>
        <draw:line draw:style-name="gr3" draw:text-style-name="P1" draw:layer="layout" svg:x1="15.6cm" svg:y1="7.7cm" svg:x2="16cm" svg:y2="7.2cm">
          <text:p/>
        </draw:line>
        <draw:frame draw:style-name="gr4" draw:layer="layout" svg:width="2.471cm" svg:height="0.962cm" svg:x="15.8cm" svg:y="6.5cm">
          <draw:text-box>
            <text:p>località</text:p>
          </draw:text-box>
        </draw:frame>
        <draw:line draw:style-name="gr3" draw:text-style-name="P1" draw:layer="layout" svg:x1="16.5cm" svg:y1="10.6cm" svg:x2="17.3cm" svg:y2="11.4cm">
          <text:p/>
        </draw:line>
        <draw:frame draw:style-name="gr4" draw:layer="layout" svg:width="2.754cm" svg:height="0.962cm" svg:x="17.1cm" svg:y="10.738cm">
          <draw:text-box>
            <text:p>comune</text:p>
          </draw:text-box>
        </draw:frame>
        <draw:frame draw:style-name="gr6" draw:layer="layout" svg:width="1.738cm" svg:height="1.4cm" svg:x="7cm" svg:y="8.2cm">
          <draw:text-box>
            <text:p>1...n</text:p>
          </draw:text-box>
        </draw:frame>
        <draw:frame draw:style-name="gr4" draw:layer="layout" svg:width="1.738cm" svg:height="0.962cm" svg:x="13.456cm" svg:y="8.238cm">
          <draw:text-box>
            <text:p>n...1</text:p>
          </draw:text-box>
        </draw:frame>
        <draw:frame draw:style-name="gr4" draw:layer="layout" svg:width="0.853cm" svg:height="0.962cm" svg:x="10.4cm" svg:y="11.5cm">
          <draw:text-box>
            <text:p>1</text:p>
          </draw:text-box>
        </draw:frame>
        <draw:frame draw:style-name="gr7" draw:layer="layout" svg:width="0.853cm" svg:height="0.962cm" svg:x="10.447cm" svg:y="13.6cm">
          <draw:text-box>
            <text:p>n</text:p>
          </draw:text-box>
        </draw:frame>
        <draw:frame draw:style-name="gr8" draw:text-style-name="P1" draw:layer="layout" svg:width="4.308cm" svg:height="3.231cm" svg:x="8.9cm" svg:y="2cm">
          <draw:image xlink:href="Pictures/10000000000001900000012CD25625A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io Mattiello</meta:initial-creator>
    <meta:creation-date>2013-04-19T18:30:05</meta:creation-date>
    <dc:date>2013-04-19T18:45:15</dc:date>
    <dc:creator>Sergio Mattiello</dc:creator>
    <meta:editing-duration>P0D</meta:editing-duration>
    <meta:editing-cycles>2</meta:editing-cycles>
    <meta:generator>LibreOffice/3.5$Linux_X86_64 LibreOffice_project/350m1$Build-2</meta:generator>
    <meta:document-statistic meta:object-count="22"/>
  </office:meta>
</office:document-meta>
</file>